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55.34pt" svg:y="30.64pt">
            <loext:p draw:notify-on-update-of-ranges="Sheet1.A2:Sheet1.A249 Sheet1.B2:Sheet1.B2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.77275" calcext:value-type="float">
            <text:p>1.7727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33022" calcext:value-type="float">
            <text:p>5.3302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66943" calcext:value-type="float">
            <text:p>5.6694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24027" calcext:value-type="float">
            <text:p>0.2402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49166" calcext:value-type="float">
            <text:p>1.4916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80854" calcext:value-type="float">
            <text:p>3.8085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66408" calcext:value-type="float">
            <text:p>1.6640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35601" calcext:value-type="float">
            <text:p>1.3560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81878" calcext:value-type="float">
            <text:p>1.8187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67697" calcext:value-type="float">
            <text:p>3.6769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309597" calcext:value-type="float">
            <text:p>0.30959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25355" calcext:value-type="float">
            <text:p>2.2535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21242" calcext:value-type="float">
            <text:p>5.2124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19095" calcext:value-type="float">
            <text:p>2.1909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6.72934" calcext:value-type="float">
            <text:p>6.7293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6.79178" calcext:value-type="float">
            <text:p>6.7917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35161" calcext:value-type="float">
            <text:p>4.3516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9196" calcext:value-type="float">
            <text:p>4.919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36274" calcext:value-type="float">
            <text:p>3.3627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25936" calcext:value-type="float">
            <text:p>2.2593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679683" calcext:value-type="float">
            <text:p>0.67968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54407" calcext:value-type="float">
            <text:p>1.5440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783206" calcext:value-type="float">
            <text:p>0.783206</text:p>
          </table:table-cell>
          <table:table-cell office:value-type="float" office:value="7.815" calcext:value-type="float">
            <text:p>7.815</text:p>
          </table:table-cell>
          <table:table-cell table:style-name="ce1" table:number-columns-repeated="2"/>
        </table:table-row>
        <table:table-row table:style-name="ro1">
          <table:table-cell office:value-type="float" office:value="2.92095" calcext:value-type="float">
            <text:p>2.9209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1.1936" calcext:value-type="float">
            <text:p>11.193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176281" calcext:value-type="float">
            <text:p>0.17628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32632" calcext:value-type="float">
            <text:p>1.3263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5688" calcext:value-type="float">
            <text:p>3.568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72028" calcext:value-type="float">
            <text:p>2.7202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63536" calcext:value-type="float">
            <text:p>1.6353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647302" calcext:value-type="float">
            <text:p>0.64730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75452" calcext:value-type="float">
            <text:p>3.7545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4728" calcext:value-type="float">
            <text:p>1.472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79423" calcext:value-type="float">
            <text:p>2.7942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670895" calcext:value-type="float">
            <text:p>0.67089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880125" calcext:value-type="float">
            <text:p>0.88012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27552" calcext:value-type="float">
            <text:p>0.2755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7962" calcext:value-type="float">
            <text:p>0.796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62714" calcext:value-type="float">
            <text:p>3.6271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266393" calcext:value-type="float">
            <text:p>0.26639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16322" calcext:value-type="float">
            <text:p>2.1632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442818" calcext:value-type="float">
            <text:p>0.44281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928588" calcext:value-type="float">
            <text:p>0.92858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37234" calcext:value-type="float">
            <text:p>2.3723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7.40277" calcext:value-type="float">
            <text:p>7.4027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94093" calcext:value-type="float">
            <text:p>2.9409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90254" calcext:value-type="float">
            <text:p>4.9025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0.6568" calcext:value-type="float">
            <text:p>10.656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70412" calcext:value-type="float">
            <text:p>3.7041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28941" calcext:value-type="float">
            <text:p>3.2894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06996" calcext:value-type="float">
            <text:p>2.0699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30018" calcext:value-type="float">
            <text:p>1.3001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836445" calcext:value-type="float">
            <text:p>0.83644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38033" calcext:value-type="float">
            <text:p>1.3803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36674" calcext:value-type="float">
            <text:p>3.3667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7.92164" calcext:value-type="float">
            <text:p>7.9216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22967" calcext:value-type="float">
            <text:p>1.2296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77711" calcext:value-type="float">
            <text:p>1.7771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6.77858" calcext:value-type="float">
            <text:p>6.7785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91151" calcext:value-type="float">
            <text:p>5.9115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36443" calcext:value-type="float">
            <text:p>2.3644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00365" calcext:value-type="float">
            <text:p>2.0036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6.63352" calcext:value-type="float">
            <text:p>6.6335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73576" calcext:value-type="float">
            <text:p>1.7357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08773" calcext:value-type="float">
            <text:p>3.0877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26014" calcext:value-type="float">
            <text:p>3.2601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0.0942" calcext:value-type="float">
            <text:p>10.094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29006" calcext:value-type="float">
            <text:p>3.2900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59574" calcext:value-type="float">
            <text:p>5.5957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11498" calcext:value-type="float">
            <text:p>2.1149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20227" calcext:value-type="float">
            <text:p>1.2022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34352" calcext:value-type="float">
            <text:p>0.3435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41506" calcext:value-type="float">
            <text:p>2.4150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80402" calcext:value-type="float">
            <text:p>1.8040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51993" calcext:value-type="float">
            <text:p>2.5199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982028" calcext:value-type="float">
            <text:p>0.98202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09268" calcext:value-type="float">
            <text:p>1.0926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1701" calcext:value-type="float">
            <text:p>4.170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46697" calcext:value-type="float">
            <text:p>5.4669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0164" calcext:value-type="float">
            <text:p>1.016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13227" calcext:value-type="float">
            <text:p>2.1322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39484" calcext:value-type="float">
            <text:p>1.3948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27415" calcext:value-type="float">
            <text:p>4.2741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0642982" calcext:value-type="float">
            <text:p>0.064298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37706" calcext:value-type="float">
            <text:p>3.3770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262699" calcext:value-type="float">
            <text:p>0.262699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601559" calcext:value-type="float">
            <text:p>0.601559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9903" calcext:value-type="float">
            <text:p>2.990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66987" calcext:value-type="float">
            <text:p>1.6698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81238" calcext:value-type="float">
            <text:p>1.8123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67488" calcext:value-type="float">
            <text:p>4.6748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58911" calcext:value-type="float">
            <text:p>1.5891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16095" calcext:value-type="float">
            <text:p>1.1609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7.34106" calcext:value-type="float">
            <text:p>7.3410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49584" calcext:value-type="float">
            <text:p>3.4958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16979" calcext:value-type="float">
            <text:p>2.16979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72978" calcext:value-type="float">
            <text:p>2.7297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31194" calcext:value-type="float">
            <text:p>2.3119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7985" calcext:value-type="float">
            <text:p>4.798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81814" calcext:value-type="float">
            <text:p>0.8181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06052" calcext:value-type="float">
            <text:p>2.0605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02019" calcext:value-type="float">
            <text:p>1.02019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59362" calcext:value-type="float">
            <text:p>2.5936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78436" calcext:value-type="float">
            <text:p>1.7843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36476" calcext:value-type="float">
            <text:p>2.3647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64768" calcext:value-type="float">
            <text:p>0.6476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40768" calcext:value-type="float">
            <text:p>1.4076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06597" calcext:value-type="float">
            <text:p>3.0659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52695" calcext:value-type="float">
            <text:p>3.5269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76763" calcext:value-type="float">
            <text:p>2.7676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44387" calcext:value-type="float">
            <text:p>2.4438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34044" calcext:value-type="float">
            <text:p>1.3404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15915" calcext:value-type="float">
            <text:p>1.1591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609312" calcext:value-type="float">
            <text:p>0.60931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51597" calcext:value-type="float">
            <text:p>2.5159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00926" calcext:value-type="float">
            <text:p>2.0092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7894" calcext:value-type="float">
            <text:p>2.789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45085" calcext:value-type="float">
            <text:p>5.4508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65867" calcext:value-type="float">
            <text:p>5.6586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62998" calcext:value-type="float">
            <text:p>1.6299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39216" calcext:value-type="float">
            <text:p>3.3921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03517" calcext:value-type="float">
            <text:p>4.0351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41273" calcext:value-type="float">
            <text:p>2.4127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177946" calcext:value-type="float">
            <text:p>0.17794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26727" calcext:value-type="float">
            <text:p>2.2672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26794" calcext:value-type="float">
            <text:p>1.2679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22404" calcext:value-type="float">
            <text:p>4.2240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851857" calcext:value-type="float">
            <text:p>0.85185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166732" calcext:value-type="float">
            <text:p>0.16673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18872" calcext:value-type="float">
            <text:p>4.1887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457413" calcext:value-type="float">
            <text:p>0.45741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18751" calcext:value-type="float">
            <text:p>1.1875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30945" calcext:value-type="float">
            <text:p>5.3094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77897" calcext:value-type="float">
            <text:p>5.7789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55562" calcext:value-type="float">
            <text:p>3.5556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70697" calcext:value-type="float">
            <text:p>5.7069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77211" calcext:value-type="float">
            <text:p>2.7721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58723" calcext:value-type="float">
            <text:p>3.5872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43941" calcext:value-type="float">
            <text:p>3.4394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19563" calcext:value-type="float">
            <text:p>1.1956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351686" calcext:value-type="float">
            <text:p>0.35168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3467" calcext:value-type="float">
            <text:p>4.346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510517" calcext:value-type="float">
            <text:p>0.51051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382683" calcext:value-type="float">
            <text:p>0.38268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22556" calcext:value-type="float">
            <text:p>2.2255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27434" calcext:value-type="float">
            <text:p>3.2743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257716" calcext:value-type="float">
            <text:p>0.25771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28756" calcext:value-type="float">
            <text:p>5.2875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20001" calcext:value-type="float">
            <text:p>1.2000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7.27961" calcext:value-type="float">
            <text:p>7.2796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865458" calcext:value-type="float">
            <text:p>0.86545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78339" calcext:value-type="float">
            <text:p>1.78339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38026" calcext:value-type="float">
            <text:p>1.3802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72559" calcext:value-type="float">
            <text:p>1.72559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25844" calcext:value-type="float">
            <text:p>1.2584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96015" calcext:value-type="float">
            <text:p>2.9601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51932" calcext:value-type="float">
            <text:p>1.5193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81056" calcext:value-type="float">
            <text:p>2.8105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54099" calcext:value-type="float">
            <text:p>3.54099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85597" calcext:value-type="float">
            <text:p>2.8559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363148" calcext:value-type="float">
            <text:p>0.36314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47539" calcext:value-type="float">
            <text:p>4.47539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06282" calcext:value-type="float">
            <text:p>2.0628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14329" calcext:value-type="float">
            <text:p>2.14329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93564" calcext:value-type="float">
            <text:p>4.9356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7.88074" calcext:value-type="float">
            <text:p>7.8807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66854" calcext:value-type="float">
            <text:p>1.6685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616985" calcext:value-type="float">
            <text:p>0.61698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77914" calcext:value-type="float">
            <text:p>1.7791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90371" calcext:value-type="float">
            <text:p>3.9037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15658" calcext:value-type="float">
            <text:p>1.1565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98907" calcext:value-type="float">
            <text:p>4.9890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63855" calcext:value-type="float">
            <text:p>1.6385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55419" calcext:value-type="float">
            <text:p>2.55419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97738" calcext:value-type="float">
            <text:p>1.9773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6.10068" calcext:value-type="float">
            <text:p>6.1006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18613" calcext:value-type="float">
            <text:p>2.1861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780101" calcext:value-type="float">
            <text:p>0.78010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6334" calcext:value-type="float">
            <text:p>3.633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59753" calcext:value-type="float">
            <text:p>1.5975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863012" calcext:value-type="float">
            <text:p>0.86301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01009" calcext:value-type="float">
            <text:p>2.01009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52548" calcext:value-type="float">
            <text:p>3.5254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309276" calcext:value-type="float">
            <text:p>0.30927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86097" calcext:value-type="float">
            <text:p>1.8609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30724" calcext:value-type="float">
            <text:p>1.3072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6.3698" calcext:value-type="float">
            <text:p>6.369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232903" calcext:value-type="float">
            <text:p>0.23290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1.0697" calcext:value-type="float">
            <text:p>11.069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56489" calcext:value-type="float">
            <text:p>3.56489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549682" calcext:value-type="float">
            <text:p>0.54968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41852" calcext:value-type="float">
            <text:p>1.4185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02156" calcext:value-type="float">
            <text:p>1.0215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05129" calcext:value-type="float">
            <text:p>2.05129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61974" calcext:value-type="float">
            <text:p>1.6197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09374" calcext:value-type="float">
            <text:p>5.0937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30204" calcext:value-type="float">
            <text:p>2.3020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7567" calcext:value-type="float">
            <text:p>2.756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83731" calcext:value-type="float">
            <text:p>1.8373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7.01331" calcext:value-type="float">
            <text:p>7.0133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8.67407" calcext:value-type="float">
            <text:p>8.6740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220456" calcext:value-type="float">
            <text:p>0.22045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842977" calcext:value-type="float">
            <text:p>0.84297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78509" calcext:value-type="float">
            <text:p>2.78509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14548" calcext:value-type="float">
            <text:p>2.1454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13046" calcext:value-type="float">
            <text:p>1.1304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577994" calcext:value-type="float">
            <text:p>0.57799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8.92686" calcext:value-type="float">
            <text:p>8.9268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30464" calcext:value-type="float">
            <text:p>2.3046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900537" calcext:value-type="float">
            <text:p>0.90053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20652" calcext:value-type="float">
            <text:p>3.2065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54764" calcext:value-type="float">
            <text:p>4.5476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6912" calcext:value-type="float">
            <text:p>1.691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52524" calcext:value-type="float">
            <text:p>5.5252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49262" calcext:value-type="float">
            <text:p>1.4926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33824" calcext:value-type="float">
            <text:p>2.3382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8384" calcext:value-type="float">
            <text:p>5.838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68278" calcext:value-type="float">
            <text:p>1.6827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6.03967" calcext:value-type="float">
            <text:p>6.0396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59623" calcext:value-type="float">
            <text:p>4.5962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87155" calcext:value-type="float">
            <text:p>1.8715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26918" calcext:value-type="float">
            <text:p>1.2691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4.69117" calcext:value-type="float">
            <text:p>4.6911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63715" calcext:value-type="float">
            <text:p>1.6371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5.37416" calcext:value-type="float">
            <text:p>5.3741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04187" calcext:value-type="float">
            <text:p>3.0418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405999" calcext:value-type="float">
            <text:p>0.405999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0297444" calcext:value-type="float">
            <text:p>0.029744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443698" calcext:value-type="float">
            <text:p>0.443698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268267" calcext:value-type="float">
            <text:p>0.26826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7.71447" calcext:value-type="float">
            <text:p>7.7144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6.43163" calcext:value-type="float">
            <text:p>6.4316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541413" calcext:value-type="float">
            <text:p>0.54141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03026" calcext:value-type="float">
            <text:p>2.0302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232384" calcext:value-type="float">
            <text:p>0.23238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44871" calcext:value-type="float">
            <text:p>1.4487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610225" calcext:value-type="float">
            <text:p>0.61022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74005" calcext:value-type="float">
            <text:p>2.74005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8.97524" calcext:value-type="float">
            <text:p>8.97524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0.246607" calcext:value-type="float">
            <text:p>0.24660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6.51742" calcext:value-type="float">
            <text:p>6.51742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3.80117" calcext:value-type="float">
            <text:p>3.80117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4933" calcext:value-type="float">
            <text:p>2.4933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6.20951" calcext:value-type="float">
            <text:p>6.2095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1.56006" calcext:value-type="float">
            <text:p>1.56006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  <table:table-row table:style-name="ro1">
          <table:table-cell office:value-type="float" office:value="2.15131" calcext:value-type="float">
            <text:p>2.15131</text:p>
          </table:table-cell>
          <table:table-cell office:value-type="float" office:value="7.815" calcext:value-type="float">
            <text:p>7.8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34:50.675026889</meta:creation-date>
    <dc:date>2017-11-02T13:49:15.051238946</dc:date>
    <meta:editing-duration>PT14M23S</meta:editing-duration>
    <meta:editing-cycles>2</meta:editing-cycles>
    <meta:generator>LibreOffice/5.1.6.2$Linux_X86_64 LibreOffice_project/10m0$Build-2</meta:generator>
    <meta:document-statistic meta:table-count="1" meta:cell-count="4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36cm" svg:y="3.964cm" style:legend-expansion="high" chart:style-name="ch2"/>
        <chart:plot-area chart:style-name="ch3" table:cell-range-address="Sheet1.A2:Sheet1.B249" svg:x="0.32cm" svg:y="0.18cm" svg:width="12.496cm" svg:height="8.64cm">
          <chartooo:coordinate-region svg:x="0.956cm" svg:y="0.283cm" svg:width="11.86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49" chart:class="chart:line">
            <chart:data-point chart:repeated="248"/>
          </chart:series>
          <chart:series chart:style-name="ch7" chart:values-cell-range-address="Sheet1.B2:Sheet1.B249" chart:class="chart:line">
            <chart:data-point chart:repeated="2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275">
                <text:p>1.77275</text:p>
                <draw:g>
                  <svg:desc>Sheet1.A2:Sheet1.A249</svg:desc>
                </draw:g>
              </table:table-cell>
              <table:table-cell office:value-type="float" office:value="7.815">
                <text:p>7.815</text:p>
                <draw:g>
                  <svg:desc>Sheet1.B2:Sheet1.B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3022">
                <text:p>5.3302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6943">
                <text:p>5.669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027">
                <text:p>0.240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9166">
                <text:p>1.491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0854">
                <text:p>3.808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408">
                <text:p>1.664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5601">
                <text:p>1.356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1878">
                <text:p>1.818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7697">
                <text:p>3.676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9597">
                <text:p>0.3095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5355">
                <text:p>2.253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1242">
                <text:p>5.212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9095">
                <text:p>2.1909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2934">
                <text:p>6.729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9178">
                <text:p>6.791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5161">
                <text:p>4.3516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196">
                <text:p>4.91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6274">
                <text:p>3.362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5936">
                <text:p>2.259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79683">
                <text:p>0.67968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4407">
                <text:p>1.5440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3206">
                <text:p>0.7832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2095">
                <text:p>2.9209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1936">
                <text:p>11.19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6281">
                <text:p>0.17628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2632">
                <text:p>1.326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688">
                <text:p>3.568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2028">
                <text:p>2.720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5">
                <text:p>1.0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3536">
                <text:p>1.635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7302">
                <text:p>0.6473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5452">
                <text:p>3.754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728">
                <text:p>1.47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9423">
                <text:p>2.794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70895">
                <text:p>0.67089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80125">
                <text:p>0.8801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552">
                <text:p>0.275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962">
                <text:p>0.79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2714">
                <text:p>3.627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6393">
                <text:p>0.2663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6322">
                <text:p>2.1632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2818">
                <text:p>0.44281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8588">
                <text:p>0.92858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7234">
                <text:p>2.372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40277">
                <text:p>7.4027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4093">
                <text:p>2.940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0254">
                <text:p>4.902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6568">
                <text:p>10.65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70412">
                <text:p>3.704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28941">
                <text:p>3.289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6996">
                <text:p>2.069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0018">
                <text:p>1.3001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36445">
                <text:p>0.83644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033">
                <text:p>1.3803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6674">
                <text:p>3.366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92164">
                <text:p>7.921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2967">
                <text:p>1.229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7711">
                <text:p>1.777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7">
                <text:p>0.2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77858">
                <text:p>6.778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91151">
                <text:p>5.9115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6443">
                <text:p>2.364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0365">
                <text:p>2.0036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63352">
                <text:p>6.633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3576">
                <text:p>1.735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8773">
                <text:p>3.087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6014">
                <text:p>3.260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0942">
                <text:p>10.09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29006">
                <text:p>3.290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59574">
                <text:p>5.595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1498">
                <text:p>2.114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0227">
                <text:p>1.202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352">
                <text:p>0.343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1506">
                <text:p>2.415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0402">
                <text:p>1.804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1993">
                <text:p>2.519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2028">
                <text:p>0.9820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9268">
                <text:p>1.092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701">
                <text:p>4.17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46697">
                <text:p>5.466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164">
                <text:p>1.01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3227">
                <text:p>2.132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9484">
                <text:p>1.394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7415">
                <text:p>4.274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42982">
                <text:p>0.06429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37706">
                <text:p>3.377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62699">
                <text:p>0.26269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01559">
                <text:p>0.60155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903">
                <text:p>2.99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6987">
                <text:p>1.6698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1238">
                <text:p>1.812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7488">
                <text:p>4.6748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8911">
                <text:p>1.589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6095">
                <text:p>1.1609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4106">
                <text:p>7.341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49584">
                <text:p>3.495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6979">
                <text:p>2.169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2978">
                <text:p>2.729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31194">
                <text:p>2.311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7985">
                <text:p>4.79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1814">
                <text:p>0.818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6052">
                <text:p>2.060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2019">
                <text:p>1.020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9362">
                <text:p>2.593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8436">
                <text:p>1.784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36476">
                <text:p>2.364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768">
                <text:p>0.647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0768">
                <text:p>1.407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06597">
                <text:p>3.065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2695">
                <text:p>3.5269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6763">
                <text:p>2.767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44387">
                <text:p>2.4438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4044">
                <text:p>1.3404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915">
                <text:p>1.159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09312">
                <text:p>0.6093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51597">
                <text:p>2.515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00926">
                <text:p>2.0092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7894">
                <text:p>2.78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45085">
                <text:p>5.450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65867">
                <text:p>5.658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2998">
                <text:p>1.629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39216">
                <text:p>3.392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3517">
                <text:p>4.035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1273">
                <text:p>2.412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7946">
                <text:p>0.17794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6727">
                <text:p>2.267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6794">
                <text:p>1.267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22404">
                <text:p>4.224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51857">
                <text:p>0.8518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6732">
                <text:p>0.1667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18872">
                <text:p>4.188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57413">
                <text:p>0.4574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8751">
                <text:p>1.1875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0945">
                <text:p>5.3094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77897">
                <text:p>5.778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5562">
                <text:p>3.555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70697">
                <text:p>5.706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7211">
                <text:p>2.772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58723">
                <text:p>3.587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3941">
                <text:p>3.439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9563">
                <text:p>1.195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1686">
                <text:p>0.3516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3467">
                <text:p>4.34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10517">
                <text:p>0.5105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82683">
                <text:p>0.38268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2556">
                <text:p>2.225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27434">
                <text:p>3.274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57716">
                <text:p>0.2577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28756">
                <text:p>5.287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0001">
                <text:p>1.200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27961">
                <text:p>7.2796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65458">
                <text:p>0.8654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8339">
                <text:p>1.783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8026">
                <text:p>1.3802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72559">
                <text:p>1.7255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5844">
                <text:p>1.2584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6015">
                <text:p>2.960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1932">
                <text:p>1.519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81056">
                <text:p>2.810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54099">
                <text:p>3.5409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85597">
                <text:p>2.855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3148">
                <text:p>0.3631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47539">
                <text:p>4.475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06282">
                <text:p>2.062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14329">
                <text:p>2.143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93564">
                <text:p>4.935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88074">
                <text:p>7.880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6854">
                <text:p>1.668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16985">
                <text:p>0.6169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7914">
                <text:p>1.779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90371">
                <text:p>3.9037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5658">
                <text:p>1.156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98907">
                <text:p>4.9890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63855">
                <text:p>1.638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55419">
                <text:p>2.554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97738">
                <text:p>1.977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10068">
                <text:p>6.100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18613">
                <text:p>2.186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80101">
                <text:p>0.7801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334">
                <text:p>3.63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9753">
                <text:p>1.597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63012">
                <text:p>0.8630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01009">
                <text:p>2.010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52548">
                <text:p>3.525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09276">
                <text:p>0.3092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097">
                <text:p>1.860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30724">
                <text:p>1.307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3698">
                <text:p>6.36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32903">
                <text:p>0.2329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0697">
                <text:p>11.06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56489">
                <text:p>3.564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49682">
                <text:p>0.5496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1852">
                <text:p>1.418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2156">
                <text:p>1.021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05129">
                <text:p>2.051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1974">
                <text:p>1.619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09374">
                <text:p>5.093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30204">
                <text:p>2.302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7567">
                <text:p>2.75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83731">
                <text:p>1.837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01331">
                <text:p>7.013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67407">
                <text:p>8.6740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20456">
                <text:p>0.2204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42977">
                <text:p>0.84297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78509">
                <text:p>2.785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4548">
                <text:p>2.145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3046">
                <text:p>1.1304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77994">
                <text:p>0.5779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92686">
                <text:p>8.926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30464">
                <text:p>2.304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00537">
                <text:p>0.9005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20652">
                <text:p>3.206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54764">
                <text:p>4.547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6912">
                <text:p>1.69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52524">
                <text:p>5.525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9262">
                <text:p>1.492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33824">
                <text:p>2.338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8384">
                <text:p>5.83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8278">
                <text:p>1.682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03967">
                <text:p>6.039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59623">
                <text:p>4.596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7155">
                <text:p>1.871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6918">
                <text:p>1.2691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69117">
                <text:p>4.691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63715">
                <text:p>1.637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37416">
                <text:p>5.374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04187">
                <text:p>3.0418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05999">
                <text:p>0.40599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97444">
                <text:p>0.029744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43698">
                <text:p>0.4436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68267">
                <text:p>0.2682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1447">
                <text:p>7.7144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43163">
                <text:p>6.431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41413">
                <text:p>0.5414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03026">
                <text:p>2.0302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2384">
                <text:p>0.2323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4871">
                <text:p>1.4487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10225">
                <text:p>0.6102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74005">
                <text:p>2.740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97524">
                <text:p>8.975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6607">
                <text:p>0.24660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51742">
                <text:p>6.517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80117">
                <text:p>3.801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933">
                <text:p>2.493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20951">
                <text:p>6.2095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6006">
                <text:p>1.560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15131">
                <text:p>2.15131</text:p>
              </table:table-cell>
              <table:table-cell office:value-type="float" office:value="7.815">
                <text:p>7.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